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1403DBF29AF3E0DB2A0.jpg" manifest:media-type="image/jpeg"/>
  <manifest:file-entry manifest:full-path="Pictures/100000000000012C0000012C23C7AF35C4F410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太字" style:font-family-generic="roman" style:font-pitch="variable"/>
    <style:font-face style:name="Noto Sans2" svg:font-family="'Noto Sans'" style:font-adornments="太字" style:font-family-generic="swiss" style:font-pitch="variable"/>
    <style:font-face style:name="Noto Sans JP Medium2" svg:font-family="'Noto Sans JP Medium'" style:font-adornments="太字" style:font-family-generic="swiss" style:font-pitch="variable"/>
    <style:font-face style:name="Mangal" svg:font-family="Mangal" style:font-family-generic="system" style:font-pitch="variable"/>
    <style:font-face style:name="Noto Sans JP Medium" svg:font-family="'Noto Sans JP Medium'" style:font-family-generic="system" style:font-pitch="variable"/>
    <style:font-face style:name="Noto Sans JP Medium1" svg:font-family="'Noto Sans JP Medium'" style:font-adornments="太字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line-height-at-least="0.02cm" fo:text-align="start">
        <style:tab-stops/>
      </style:paragraph-properties>
      <style:text-properties fo:font-size="18pt" fo:background-color="transparent" style:font-size-asian="18pt" style:font-size-complex="18pt"/>
    </style:style>
    <style:style style:name="P3" style:family="paragraph">
      <loext:graphic-properties draw:fill="none" draw:fill-color="#ffffff"/>
      <style:paragraph-properties style:line-height-at-least="0.02cm" fo:text-align="start">
        <style:tab-stops/>
      </style:paragraph-properties>
      <style:text-properties style:text-position="sub 100%" fo:font-size="18pt" fo:background-color="transparent" style:font-size-asian="18pt" style:font-size-complex="18pt"/>
    </style:style>
    <style:style style:name="T1" style:family="text">
      <style:text-properties style:text-position="sub 100%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cm" svg:height="8.5cm" svg:x="6.513cm" svg:y="9.205cm">
          <draw:image xlink:href="Pictures/10000000000000E2000001403DBF29AF3E0DB2A0.jpg" xlink:type="simple" xlink:show="embed" xlink:actuate="onLoad" loext:mime-type="image/jpeg">
            <text:p/>
          </draw:image>
        </draw:frame>
        <draw:frame draw:style-name="gr2" draw:text-style-name="P3" draw:layer="layout" svg:width="5.344cm" svg:height="1.205cm" svg:x="6.596cm" svg:y="11.949cm">
          <draw:text-box>
            <text:p text:style-name="P2"><text:span text:style-name="T1">ここにタイトル</text:span></text:p>
          </draw:text-box>
        </draw:frame>
        <draw:frame draw:style-name="gr1" draw:text-style-name="P1" draw:layer="layout" svg:width="1.268cm" svg:height="1.269cm" svg:x="6.683cm" svg:y="9.438cm">
          <draw:image xlink:href="Pictures/100000000000012C0000012C23C7AF35C4F4102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太字" style:font-family-generic="roman" style:font-pitch="variable"/>
    <style:font-face style:name="Noto Sans2" svg:font-family="'Noto Sans'" style:font-adornments="太字" style:font-family-generic="swiss" style:font-pitch="variable"/>
    <style:font-face style:name="Noto Sans JP Medium2" svg:font-family="'Noto Sans JP Medium'" style:font-adornments="太字" style:font-family-generic="swiss" style:font-pitch="variable"/>
    <style:font-face style:name="Mangal" svg:font-family="Mangal" style:font-family-generic="system" style:font-pitch="variable"/>
    <style:font-face style:name="Noto Sans JP Medium" svg:font-family="'Noto Sans JP Medium'" style:font-family-generic="system" style:font-pitch="variable"/>
    <style:font-face style:name="Noto Sans JP Medium1" svg:font-family="'Noto Sans JP Medium'" style:font-adornments="太字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Noto Sans2" fo:font-family="'Noto Sans'" style:font-style-name="太字" style:font-family-generic="swiss" style:font-pitch="variable" fo:font-size="22pt" fo:font-style="normal" fo:text-shadow="none" style:text-underline-style="none" fo:font-weight="bold" style:letter-kerning="true" style:font-name-asian="Noto Sans JP Medium2" style:font-family-asian="'Noto Sans JP Medium'" style:font-style-name-asian="太字" style:font-family-generic-asian="swiss" style:font-pitch-asian="variable" style:font-size-asian="22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30T12:08:42.423000000</dc:date>
    <meta:editing-duration>PT18M53S</meta:editing-duration>
    <meta:editing-cycles>4</meta:editing-cycles>
    <meta:generator>LibreOffice/6.2.2.2$Windows_X86_64 LibreOffice_project/2b840030fec2aae0fd2658d8d4f9548af4e3518d</meta:generator>
    <meta:document-statistic meta:object-count="3"/>
  </office:meta>
</office:document-meta>
</file>